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Graphik LC" svg:font-family="'Graphik LC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00c88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5a3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00c88" officeooo:paragraph-rsid="01200c88" style:font-size-asian="11pt" style:font-style-asian="italic" style:font-size-complex="11pt" style:font-style-complex="italic"/>
    </style:style>
    <style:style style:name="P1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17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ebd10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00c88" officeooo:paragraph-rsid="01215a3a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2162a" officeooo:paragraph-rsid="01215a3a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2162a" officeooo:paragraph-rsid="0122162a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2162a" officeooo:paragraph-rsid="0123069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30697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2162a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552b0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552b0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0ab5" officeooo:paragraph-rsid="01260ab5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1215a3a" officeooo:paragraph-rsid="01215a3a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1215a3a" officeooo:paragraph-rsid="01260ab5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151515" loext:opacity="100%" style:font-name="Graphik LC" fo:font-size="12pt" fo:letter-spacing="normal" fo:language="en" fo:country="US" fo:font-style="normal" style:text-underline-style="none" fo:font-weight="bold" officeooo:rsid="0122162a" officeooo:paragraph-rsid="0122162a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2162a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6fd09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fd09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1215a3a" officeooo:paragraph-rsid="0126fd09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981ee4"/>
    </style:style>
    <style:style style:name="T14" style:family="text">
      <style:text-properties officeooo:rsid="011d035b"/>
    </style:style>
    <style:style style:name="T15" style:family="text">
      <style:text-properties officeooo:rsid="011e1dbb"/>
    </style:style>
    <style:style style:name="T16" style:family="text">
      <style:text-properties officeooo:rsid="01230697"/>
    </style:style>
    <style:style style:name="T17" style:family="text">
      <style:text-properties officeooo:rsid="012433a0"/>
    </style:style>
    <style:style style:name="T18" style:family="text">
      <style:text-properties officeooo:rsid="012552b0"/>
    </style:style>
    <style:style style:name="T19" style:family="text">
      <style:text-properties fo:font-weight="bold"/>
    </style:style>
    <style:style style:name="T20" style:family="text">
      <style:text-properties officeooo:rsid="01260ab5"/>
    </style:style>
    <style:style style:name="T21" style:family="text">
      <style:text-properties officeooo:rsid="0126fd09"/>
    </style:style>
    <style:style style:name="T22" style:family="text">
      <style:text-properties officeooo:rsid="0127c8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3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34"/>
      <text:p text:style-name="P12"/>
      <text:p text:style-name="P13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14"/>
      <text:p text:style-name="P15">Wer bin ich?<text:tab/><text:tab/><text:tab/>[ver bin iħx]<text:tab/><text:tab/><text:tab/>Who am I?</text:p>
      <text:p text:style-name="P15"/>
      <text:p text:style-name="P15"/>
      <text:p text:style-name="P15">Ich bin<text:tab/></text:p>
      <text:p text:style-name="P15"/>
      <text:p text:style-name="P15">du bist</text:p>
      <text:p text:style-name="P15"/>
      <text:p text:style-name="P15">er/sie/es ist</text:p>
      <text:p text:style-name="P15"/>
      <text:p text:style-name="P15">wir sind<text:tab/><text:tab/><text:tab/><text:tab/>[vi<text:span text:style-name="T17">ja</text:span> żind]<text:tab/><text:tab/><text:tab/>we are plural</text:p>
      <text:p text:style-name="P15"/>
      <text:p text:style-name="P15">ihr seid<text:tab/><text:tab/><text:tab/><text:tab/>[ ija sajd ]<text:tab/><text:tab/><text:tab/>you are plural</text:p>
      <text:p text:style-name="P15"/>
      <text:p text:style-name="P15">sie sind<text:tab/><text:tab/><text:tab/><text:tab/>[żi żind]<text:tab/><text:tab/><text:tab/>they are</text:p>
      <text:p text:style-name="P15"/>
      <text:p text:style-name="P15"/>
      <text:p text:style-name="P15">Ich bin Anna<text:tab/><text:tab/><text:tab/>← combined with a name</text:p>
      <text:p text:style-name="P15"/>
      <text:p text:style-name="P15">Du bist <text:tab/>aufmerksam<text:tab/><text:tab/>← or with an adjective<text:tab/><text:tab/>You are attentive</text:p>
      <text:p text:style-name="P15">[du bist awf-merk-żam]</text:p>
      <text:p text:style-name="P15"/>
      <text:p text:style-name="P15">Sie sind beeindruckt<text:tab/><text:tab/>← Or even with a particple<text:tab/>They are impressed</text:p>
      <text:p text:style-name="P15">[żi żind b<text:span text:style-name="T9">i-</text:span>ajnd-rukt]</text:p>
      <text:p text:style-name="P15"/>
      <text:p text:style-name="P16">(A participle is a word derived from a verb that can be used as an adjective or to form certain verb tenses.) </text:p>
      <text:p text:style-name="P15"/>
      <text:p text:style-name="P17">aufmerksam<text:tab/>← <text:tab/>attentive</text:p>
      <text:p text:style-name="P17">[ awf-merk-żam ]</text:p>
      <text:p text:style-name="P17"/>
      <text:p text:style-name="P17">beeindruckt<text:tab/>←<text:tab/>impressed</text:p>
      <text:p text:style-name="P17">[ bi-ajnd-rukt ]</text:p>
      <text:p text:style-name="P7">_________________________________________________________________________________________________</text:p>
      <text:p text:style-name="P7"/>
      <text:p text:style-name="P31">Learn German: Is German Easy? | German Cognates | German In 60 Seconds<text:span text:style-name="T12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7"/>
      <text:p text:style-name="P18">singen<text:tab/><text:tab/><text:tab/>[żin-gen]<text:tab/><text:tab/><text:tab/>to sing</text:p>
      <text:p text:style-name="P18"/>
      <text:p text:style-name="P18">bringen<text:tab/><text:tab/><text:tab/>[ brin-gen ]<text:tab/><text:tab/><text:tab/>to bring<text:tab/><text:tab/></text:p>
      <text:p text:style-name="P18"/>
      <text:p text:style-name="P18">finden<text:tab/><text:tab/><text:tab/>[ find-in ]<text:tab/><text:tab/><text:tab/>to find</text:p>
      <text:p text:style-name="P18"/>
      <text:p text:style-name="P18">fallen<text:tab/><text:tab/><text:tab/><text:span text:style-name="T14">[ fal-in ]<text:tab/><text:tab/><text:tab/><text:tab/>to fall</text:span></text:p>
      <text:p text:style-name="P18"/>
      <text:p text:style-name="P18">profitieren<text:tab/><text:tab/>[ pro-fi-ti-rin ]<text:tab/><text:tab/><text:tab/>to profit</text:p>
      <text:p text:style-name="P18"><text:tab/><text:tab/></text:p>
      <text:p text:style-name="P19"><text:soft-page-break/>kochen<text:tab/><text:tab/><text:tab/>[ koħ-in ]<text:tab/><text:tab/><text:tab/>to cook</text:p>
      <text:p text:style-name="P19">schwimmen<text:tab/><text:tab/>[ xwim-men ]<text:tab/><text:tab/><text:tab/>to swim</text:p>
      <text:p text:style-name="P19"/>
      <text:p text:style-name="P19">sehen<text:tab/><text:tab/><text:tab/>[ żin ]<text:tab/><text:tab/><text:tab/><text:tab/>to see</text:p>
      <text:p text:style-name="P19"/>
      <text:p text:style-name="P19">Ich bringe <text:span text:style-name="T15">e</text:span>in Buch zur Schule<text:tab/><text:tab/><text:tab/><text:tab/>I bring a book to school</text:p>
      <text:p text:style-name="P20">[ iħx brin-ge ajn<text:tab/>buħ zu xu-le ]</text:p>
      <text:p text:style-name="P19"/>
      <text:p text:style-name="P8">_________________________________________________________________________________________________</text:p>
      <text:p text:style-name="P8"/>
      <text:p text:style-name="P32">Lesson 1</text:p>
      <text:p text:style-name="P32"/>
      <text:p text:style-name="P20">hallo<text:tab/><text:tab/>ħalo</text:p>
      <text:p text:style-name="P20">danke<text:tab/><text:tab/>danka</text:p>
      <text:p text:style-name="P20">tschüss<text:tab/><text:tab/>ċquss</text:p>
      <text:p text:style-name="P20"/>
      <text:p text:style-name="P20">Hallo, ich bin Freddy.</text:p>
      <text:p text:style-name="P20">Hallo Freddy, Ich bin Ma<text:span text:style-name="T18">r</text:span>ia.</text:p>
      <text:p text:style-name="P20"/>
      <text:p text:style-name="P20">Willkommen in Berlin!<text:tab/><text:tab/><text:tab/><text:tab/><text:tab/>Welcome to Berlin</text:p>
      <text:p text:style-name="P20">[ vil-kommin in berlin ]</text:p>
      <text:p text:style-name="P20"/>
      <text:p text:style-name="P10">Danke!</text:p>
      <text:p text:style-name="P20"/>
      <text:p text:style-name="P10">Tschüss Freddy!</text:p>
      <text:p text:style-name="P10"/>
      <text:p text:style-name="P10">Bis später, Maria<text:tab/><text:tab/><text:tab/><text:tab/><text:tab/>See you later, Maria.</text:p>
      <text:p text:style-name="P10">[ bis, xpej-ta marija ]</text:p>
      <text:p text:style-name="P10"/>
      <text:p text:style-name="P10">bis<text:tab/><text:tab/>← <text:tab/>until</text:p>
      <text:p text:style-name="P10">später<text:tab/><text:tab/>←<text:tab/>later</text:p>
      <text:p text:style-name="P10">bis später<text:tab/>← <text:tab/>see you later</text:p>
      <text:p text:style-name="P10"/>
      <text:p text:style-name="P10"/>
      <text:p text:style-name="P6">_________________________________________________________________________________________________</text:p>
      <text:p text:style-name="P6"/>
      <text:p text:style-name="P6"/>
      <text:p text:style-name="P32">Lesson 2</text:p>
      <text:p text:style-name="P32"/>
      <text:p text:style-name="P11">Wie geht’s dir?</text:p>
      <text:p text:style-name="P11">[ Vi gets’s dija? ]</text:p>
      <text:p text:style-name="P11"/>
      <text:p text:style-name="P11">Mir geht’s gut</text:p>
      <text:p text:style-name="P11">[ Mija getz gut ]</text:p>
      <text:p text:style-name="P11"/>
      <text:p text:style-name="P11"/>
      <text:p text:style-name="P11"/>
      <text:p text:style-name="P11"><text:soft-page-break/>Hallo Freddy!</text:p>
      <text:p text:style-name="P11"><text:tab/><text:tab/><text:tab/><text:tab/><text:tab/>Hallo Maria, wie geht’s dir?</text:p>
      <text:p text:style-name="P11">Mir geht’s gut, danke. Und dir?</text:p>
      <text:p text:style-name="P11"><text:tab/><text:tab/><text:tab/><text:tab/><text:tab/>Mir geht’s auch gut.</text:p>
      <text:p text:style-name="P11">Bis später, Freddy!<text:tab/><text:tab/></text:p>
      <text:p text:style-name="P11"><text:tab/><text:tab/><text:tab/><text:tab/><text:tab/>Bis später, Maria.</text:p>
      <text:p text:style-name="P11"/>
      <text:p text:style-name="P21"/>
      <text:p text:style-name="P9">_________________________________________________________________________________________________</text:p>
      <text:p text:style-name="P9"/>
      <text:p text:style-name="P32">Lesson 3</text:p>
      <text:p text:style-name="P32"/>
      <text:p text:style-name="P22">Guten Tag</text:p>
      <text:p text:style-name="P23"/>
      <text:p text:style-name="P24">Wie geht es Ihnen?<text:tab/><text:tab/><text:tab/><text:tab/><text:tab/><text:tab/>How are you (formal)? </text:p>
      <text:p text:style-name="P24"/>
      <text:p text:style-name="P24">Mir geht es gut</text:p>
      <text:p text:style-name="P24"/>
      <text:p text:style-name="P24">Auf Wiedersehen</text:p>
      <text:p text:style-name="P24"/>
      <text:p text:style-name="P24">Guten Tag, mein Name ist Robinson.</text:p>
      <text:p text:style-name="P24"/>
      <text:p text:style-name="P24">Freut mich, Herr Robinson. Mein Name ist Wendel<text:tab/><text:tab/>I'm pleased, Mr. Robinson. My name is Wendel</text:p>
      <text:p text:style-name="P24">[ Frojt miħ, ħer Robinsin. Majn name ist ven-dil ]</text:p>
      <text:p text:style-name="P24"/>
      <text:p text:style-name="P24">Freut mich, Frau Wendel. Wie geht es Ihnen?</text:p>
      <text:p text:style-name="P24"/>
      <text:p text:style-name="P24">Mir geht es gut, danke.</text:p>
      <text:p text:style-name="P24"/>
      <text:p text:style-name="P24">Vielen Dank. <text:s/>Auf Wiedersehen.<text:tab/><text:tab/><text:tab/><text:tab/>[ filen dank. Awf vidażen ]</text:p>
      <text:p text:style-name="P24"/>
      <text:p text:style-name="P24">Auf Wiedersehen, Herr Robinson.</text:p>
      <text:p text:style-name="P24"/>
      <text:p text:style-name="P24"/>
      <text:p text:style-name="P24"/>
      <text:p text:style-name="P25">Freut mich<text:tab/><text:tab/><text:span text:style-name="T16">[ frojt miħ ]<text:tab/><text:tab/>I’m pleased</text:span></text:p>
      <text:p text:style-name="P26">Freut<text:tab/><text:tab/><text:tab/><text:tab/><text:tab/><text:tab/>Happy</text:p>
      <text:p text:style-name="P26">mich<text:tab/><text:tab/><text:tab/><text:tab/><text:tab/><text:tab/>me</text:p>
      <text:p text:style-name="P26"/>
      <text:p text:style-name="P26">Vielen<text:tab/><text:tab/><text:tab/>[ filin ]<text:tab/><text:tab/><text:tab/>Many</text:p>
      <text:p text:style-name="P26">Dank<text:tab/><text:tab/><text:tab/>[ dank ]</text:p>
      <text:p text:style-name="P29">_________________________________________________________________________________________________</text:p>
      <text:p text:style-name="P29"/>
      <text:p text:style-name="P33">Lesson <text:span text:style-name="T20">4</text:span></text:p>
      <text:p text:style-name="P33"/>
      <text:p text:style-name="P27">bitte<text:tab/><text:tab/><text:tab/>please</text:p>
      <text:p text:style-name="P27"/>
      <text:p text:style-name="P27"><text:soft-page-break/>Du bist Britta.<text:tab/><text:tab/>You are Britta.</text:p>
      <text:p text:style-name="P30">Bist du Britta?</text:p>
      <text:p text:style-name="P27"/>
      <text:p text:style-name="P27">Ich bin Birgitt. <text:tab/><text:tab/>I am Birgitt.</text:p>
      <text:p text:style-name="P27"/>
      <text:p text:style-name="P28">Bier<text:tab/><text:tab/><text:tab/>Beer</text:p>
      <text:p text:style-name="P28"/>
      <text:p text:style-name="P28">Wie geht es Ihnen?<text:tab/>How are you?</text:p>
      <text:p text:style-name="P35"/>
      <text:p text:style-name="P35"/>
      <text:p text:style-name="P27">If followed by <text:span text:style-name="T19">two consonants</text:span>, the <text:span text:style-name="T19">i </text:span>is short.</text:p>
      <text:p text:style-name="P27"/>
      <text:p text:style-name="P27">bi<text:span text:style-name="T19">tt</text:span>e</text:p>
      <text:p text:style-name="P27"/>
      <text:p text:style-name="P27">Bist du Bri<text:span text:style-name="T19">tt</text:span>a?</text:p>
      <text:p text:style-name="P27"/>
      <text:p text:style-name="P27">If followed by only one consonant, i is usually long, and is <text:span text:style-name="T19">always</text:span> long if followed by an <text:span text:style-name="T19">e</text:span> or an <text:span text:style-name="T19">h</text:span>.</text:p>
      <text:p text:style-name="P27"/>
      <text:p text:style-name="P27">Auf Wi<text:span text:style-name="T19">e</text:span>dersehen!</text:p>
      <text:p text:style-name="P27"/>
      <text:p text:style-name="P27">Wie geht es I<text:span text:style-name="T19">h</text:span>nen?</text:p>
      <text:p text:style-name="P27"/>
      <text:p text:style-name="P27"/>
      <text:p text:style-name="P27">Mir geht's gut!</text:p>
      <text:p text:style-name="P27">Wie geht's dir?</text:p>
      <text:p text:style-name="P27">Bis später!</text:p>
      <text:p text:style-name="P27">Auf Wiedersehen!</text:p>
      <text:p text:style-name="P27">Wie geht es Ihnen?</text:p>
      <text:p text:style-name="P27">Mein Name ist Robinson.</text:p>
      <text:p text:style-name="P27">Guten Tag!</text:p>
      <text:p text:style-name="P27">Danke.</text:p>
      <text:p text:style-name="P27">Hallo, ich bin Freddy.</text:p>
      <text:p text:style-name="P27">Tschüss.</text:p>
      <text:p text:style-name="P27"/>
      <text:p text:style-name="P38">_________________________________________________________________________________________________</text:p>
      <text:p text:style-name="P38"/>
      <text:p text:style-name="P39">Lesson <text:span text:style-name="T21">5</text:span></text:p>
      <text:p text:style-name="P39"/>
      <text:p text:style-name="P37">Los geht's!<text:tab/><text:tab/><text:span text:style-name="T22">Here we go!</text:span></text:p>
      <text:p text:style-name="P5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Graphik LC" svg:font-family="'Graphik LC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3-06T20:01:49.543729453</dc:date>
    <meta:editing-duration>PT22H40M28S</meta:editing-duration>
    <meta:editing-cycles>135</meta:editing-cycles>
    <meta:generator>LibreOffice/7.3.7.2$Linux_X86_64 LibreOffice_project/30$Build-2</meta:generator>
    <meta:document-statistic meta:table-count="0" meta:image-count="0" meta:object-count="0" meta:page-count="4" meta:paragraph-count="108" meta:word-count="534" meta:character-count="3485" meta:non-whitespace-character-count="2913"/>
  </office:meta>
</office:document-meta>
</file>